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officeooo:paragraph-rsid="00192973"/>
    </style:style>
    <style:style style:name="P3" style:family="paragraph" style:parent-style-name="Standard">
      <style:text-properties officeooo:paragraph-rsid="001cfc70"/>
    </style:style>
    <style:style style:name="T1" style:family="text">
      <style:text-properties officeooo:rsid="00192973"/>
    </style:style>
    <style:style style:name="T2" style:family="text">
      <style:text-properties officeooo:rsid="001afd32"/>
    </style:style>
    <style:style style:name="T3" style:family="text">
      <style:text-properties officeooo:rsid="001cfc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en"&gt;</text:p>
      <text:p text:style-name="Standard">&lt;!------------------------------------------------------------------ <text:s/>Inicio del <text:s/>HEAD --&gt;</text:p>
      <text:p text:style-name="Standard">&lt;head&gt;</text:p>
      <text:p text:style-name="Standard"/>
      <text:p text:style-name="Standard"><text:s text:c="4"/>&lt;title&gt;Purple Buzz HTML Template with Bootstrap 5 Beta 1&lt;/title&gt;</text:p>
      <text:p text:style-name="Standard"><text:s text:c="4"/>&lt;meta charset="utf-8"&gt;</text:p>
      <text:p text:style-name="Standard"><text:s text:c="4"/>&lt;meta name="viewport" content="width=device-width, initial-scale=1"&gt;</text:p>
      <text:p text:style-name="Standard"><text:s text:c="4"/>&lt;link rel="apple-touch-icon" href="assets/img/apple-icon.png"&gt;</text:p>
      <text:p text:style-name="Standard"><text:s text:c="4"/>&lt;link rel="shortcut icon" type="image/x-icon" href="assets/img/favicon.ico"&gt;</text:p>
      <text:p text:style-name="Standard"><text:s text:c="4"/>&lt;!-- Load Require CSS --&gt;</text:p>
      <text:p text:style-name="Standard"><text:s text:c="4"/>&lt;link href="assets/css/bootstrap.min.css" rel="stylesheet"&gt;</text:p>
      <text:p text:style-name="Standard"><text:s text:c="4"/>&lt;!-- Font CSS --&gt;</text:p>
      <text:p text:style-name="Standard"><text:s text:c="4"/>&lt;link href="assets/css/boxicon.min.css" rel="stylesheet"&gt;</text:p>
      <text:p text:style-name="Standard"><text:s text:c="4"/>&lt;link href="https://fonts.googleapis.com/css2?family=Open+Sans:wght@300;400;600&amp;display=swap" rel="stylesheet"&gt;</text:p>
      <text:p text:style-name="Standard"><text:s text:c="4"/>&lt;!-- Load Tempalte CSS --&gt;</text:p>
      <text:p text:style-name="Standard"><text:s text:c="4"/>&lt;link rel="stylesheet" href="assets/css/templatemo.css"&gt;</text:p>
      <text:p text:style-name="Standard"><text:s text:c="4"/>&lt;!-- Custom CSS --&gt;</text:p>
      <text:p text:style-name="Standard"><text:s text:c="4"/>&lt;link rel="stylesheet" href="assets/css/custom.css"&gt;</text:p>
      <text:p text:style-name="Standard">&lt;/head&gt;</text:p>
      <text:p text:style-name="Standard"/>
      <text:p text:style-name="Standard">&lt;!------------------------------------------------------------------ Fin del <text:s/>HEAD --&gt;</text:p>
      <text:p text:style-name="Standard"/>
      <text:p text:style-name="Standard"/>
      <text:p text:style-name="Standard">&lt;body&gt;</text:p>
      <text:p text:style-name="Standard"><text:s text:c="4"/>&lt;!-- Header --&gt;</text:p>
      <text:p text:style-name="Standard"/>
      <text:p text:style-name="Standard"><text:s text:c="4"/>&lt;nav id="main_nav" class="navbar navbar-expand-lg navbar-light bg-white shadow"&gt;</text:p>
      <text:p text:style-name="Standard"/>
      <text:p text:style-name="Standard"><text:s text:c="8"/>&lt;div class="container d-flex justify-content-between align-items-center"&gt;</text:p>
      <text:p text:style-name="Standard"><text:s text:c="12"/>&lt;a class="navbar-brand h1" href="index.html"&gt;</text:p>
      <text:p text:style-name="Standard"><text:s text:c="16"/>&lt;i class='bx bx-buildings bx-sm text-dark'&gt;&lt;/i&gt;</text:p>
      <text:p text:style-name="Standard"/>
      <text:p text:style-name="Standard"><text:tab/> <text:s text:c="6"/>&lt;span class="text-dark h4"&gt;Purple&lt;/span&gt; </text:p>
      <text:p text:style-name="Standard"/>
      <text:p text:style-name="Standard"><text:tab/><text:tab/>&lt;span class="text-primary h4"&gt;Buzz&lt;/span&gt;&lt;/a&gt;</text:p>
      <text:p text:style-name="Standard"/>
      <text:p text:style-name="Standard"><text:s text:c="2"/><text:tab/> <text:s text:c="9"/>&lt;button class="navbar-toggler border-0" </text:p>
      <text:p text:style-name="Standard"><text:tab/><text:tab/><text:tab/>type="button" data-bs-toggle="collapse" </text:p>
      <text:p text:style-name="Standard"><text:tab/><text:tab/><text:tab/>data-bs-target="#navbar-toggler-success" </text:p>
      <text:p text:style-name="Standard"><text:tab/><text:tab/><text:tab/>aria-controls="navbarSupportedContent" </text:p>
      <text:p text:style-name="Standard"><text:tab/><text:tab/><text:tab/>aria-expanded="false" </text:p>
      <text:p text:style-name="Standard"><text:tab/><text:tab/><text:tab/>aria-label="Toggle navigation"&gt;</text:p>
      <text:p text:style-name="Standard"/>
      <text:p text:style-name="Standard"><text:s text:c="9"/><text:tab/> <text:s text:c="6"/>&lt;span class="navbar-toggler-icon"&gt;</text:p>
      <text:p text:style-name="Standard"><text:tab/><text:tab/>&lt;/span&gt;</text:p>
      <text:p text:style-name="Standard"><text:s text:c="12"/>&lt;/button&gt;</text:p>
      <text:p text:style-name="Standard"/>
      <text:p text:style-name="Standard"><text:s text:c="4"/></text:p>
      <text:p text:style-name="Standard"/>
      <text:p text:style-name="Standard"/>
      <text:p text:style-name="Standard"><text:soft-page-break/></text:p>
      <text:p text:style-name="Standard"><text:tab/><text:tab/>&lt;!------------------------------------------- Opciones del Menu<text:tab/><text:tab/>--&gt;</text:p>
      <text:p text:style-name="Standard"><text:tab/><text:tab/>&lt;div class="align-self-center collapse navbar-collapse flex-fill <text:s/>d-lg-flex justify-content-lg-between" <text:tab/><text:tab/><text:tab/><text:tab/>id="navbar-toggler-success"&gt;</text:p>
      <text:p text:style-name="Standard"><text:s text:c="2"/><text:tab/><text:tab/> <text:s text:c="13"/>&lt;div class="flex-fill mx-xl-5 mb-2"&gt;</text:p>
      <text:p text:style-name="Standard"><text:s/><text:tab/> <text:s text:c="18"/>&lt;ul class="nav navbar-nav d-flex justify-content-between mx-xl-5 text-center text-dark"&gt;</text:p>
      <text:p text:style-name="Standard"><text:s text:c="24"/>&lt;li class="nav-item"&gt;</text:p>
      <text:p text:style-name="Standard"><text:s text:c="28"/>&lt;a class="nav-link btn-outline-primary rounded-pill px-3" href="index.html"&gt;Home&lt;/a&gt;</text:p>
      <text:p text:style-name="Standard"><text:s text:c="24"/>&lt;/li&gt;</text:p>
      <text:p text:style-name="Standard"><text:s text:c="24"/>&lt;li class="nav-item"&gt;</text:p>
      <text:p text:style-name="Standard"><text:s text:c="28"/>&lt;a class="nav-link btn-outline-primary rounded-pill px-3" href="about.html"&gt;About&lt;/a&gt;</text:p>
      <text:p text:style-name="Standard"><text:s text:c="24"/>&lt;/li&gt;</text:p>
      <text:p text:style-name="Standard"><text:s text:c="24"/>&lt;li class="nav-item"&gt;</text:p>
      <text:p text:style-name="Standard"><text:s text:c="28"/>&lt;a class="nav-link btn-outline-primary rounded-pill px-3" href="work.html"&gt;Work&lt;/a&gt;</text:p>
      <text:p text:style-name="Standard"><text:s text:c="24"/>&lt;/li&gt;</text:p>
      <text:p text:style-name="Standard"><text:s text:c="24"/>&lt;li class="nav-item"&gt;</text:p>
      <text:p text:style-name="Standard"><text:s text:c="28"/>&lt;a class="nav-link btn-outline-primary rounded-pill px-3" href="pricing.html"&gt;Pricing&lt;/a&gt;</text:p>
      <text:p text:style-name="Standard"><text:s text:c="24"/>&lt;/li&gt;</text:p>
      <text:p text:style-name="Standard"><text:s text:c="24"/>&lt;li class="nav-item"&gt;</text:p>
      <text:p text:style-name="Standard"><text:s text:c="28"/>&lt;a class="nav-link btn-outline-primary rounded-pill px-3" href="contact.html"&gt;Contact&lt;/a&gt;</text:p>
      <text:p text:style-name="Standard"><text:s text:c="24"/>&lt;/li&gt;</text:p>
      <text:p text:style-name="Standard"><text:s text:c="20"/>&lt;/ul&gt;</text:p>
      <text:p text:style-name="Standard"><text:s text:c="16"/>&lt;/div&gt;</text:p>
      <text:p text:style-name="Standard"/>
      <text:p text:style-name="Standard">&lt;!---------------------------------------------------------Fin de las opciones del menu</text:p>
      <text:p text:style-name="Standard">------------------------------------------------------------ Inicio de los iconos del menu--&gt;</text:p>
      <text:p text:style-name="Standard"><text:s text:c="16"/>&lt;div class="navbar align-self-center d-flex"&gt;</text:p>
      <text:p text:style-name="Standard"><text:s text:c="20"/>&lt;a class="nav-link" href="#"&gt;&lt;i class='bx bx-bell bx-sm bx-tada-hover text-primary'&gt;&lt;/i&gt;&lt;/a&gt;</text:p>
      <text:p text:style-name="Standard"><text:s text:c="20"/>&lt;a class="nav-link" href="#"&gt;&lt;i class='bx bx-cog bx-sm text-primary'&gt;&lt;/i&gt;&lt;/a&gt;</text:p>
      <text:p text:style-name="Standard"><text:s text:c="20"/>&lt;a class="nav-link" href="#"&gt;&lt;i class='bx bx-user-circle bx-sm text-primary'&gt;&lt;/i&gt;&lt;/a&gt;</text:p>
      <text:p text:style-name="Standard"><text:s text:c="16"/>&lt;/div&gt;</text:p>
      <text:p text:style-name="Standard"><text:s text:c="12"/>&lt;/div&gt;</text:p>
      <text:p text:style-name="Standard"><text:s text:c="8"/>&lt;/div&gt;</text:p>
      <text:p text:style-name="Standard"><text:s text:c="4"/>&lt;/nav&gt;</text:p>
      <text:p text:style-name="Standard">&lt;!----------------------------------------------------------- Fin de los iconos del menu</text:p>
      <text:p text:style-name="Standard"/>
      <text:p text:style-name="Standard"><text:s text:c="4"/>&lt;!-- Close Header --&gt;</text:p>
      <text:p text:style-name="Standard"><text:s/>&lt;!----------------------------------------------------------- Fin del Header--&gt;</text:p>
      <text:p text:style-name="Standard"/>
      <text:p text:style-name="Standard"><text:s text:c="4"/>&lt;!-- Start Banner Hero --&gt;</text:p>
      <text:p text:style-name="Standard"><text:s text:c="4"/>&lt;div class="banner-wrapper bg-light"&gt;</text:p>
      <text:p text:style-name="Standard"><text:s text:c="8"/>&lt;div id="index_banner" class="banner-vertical-center-index container-fluid pt-5"&gt;</text:p>
      <text:p text:style-name="Standard"/>
      <text:p text:style-name="Standard"><text:s text:c="12"/>&lt;!-- Start slider --&gt;</text:p>
      <text:p text:style-name="Standard"><text:s text:c="12"/>&lt;div id="carouselExampleIndicators" class="carousel slide" data-bs-ride="carousel"&gt;</text:p>
      <text:p text:style-name="Standard"><text:s text:c="16"/>&lt;ol class="carousel-indicators"&gt;</text:p>
      <text:p text:style-name="Standard"><text:s text:c="20"/>&lt;li data-bs-target="#carouselExampleIndicators" data-bs-slide-to="0" class="active"&gt;&lt;/li&gt;</text:p>
      <text:p text:style-name="Standard"><text:s text:c="20"/>&lt;li data-bs-target="#carouselExampleIndicators" data-bs-slide-to="1"&gt;&lt;/li&gt;</text:p>
      <text:p text:style-name="Standard"><text:s text:c="20"/>&lt;li data-bs-target="#carouselExampleIndicators" data-bs-slide-to="2"&gt;&lt;/li&gt;</text:p>
      <text:p text:style-name="Standard"><text:s text:c="16"/>&lt;/ol&gt;</text:p>
      <text:p text:style-name="Standard"><text:s text:c="16"/>&lt;div class="carousel-inner"&gt;</text:p>
      <text:p text:style-name="Standard"><text:s text:c="20"/>&lt;div class="carousel-item active"&gt;</text:p>
      <text:p text:style-name="Standard"><text:soft-page-break/></text:p>
      <text:p text:style-name="Standard"><text:s text:c="17"/>&lt;div class="py-5 row d-flex align-items-center"&gt;</text:p>
      <text:p text:style-name="Standard"><text:s text:c="18"/>&lt;div class="banner-content col-lg-8 col-8 offset-2 m-lg-auto text-left py-5 pb-5"&gt;</text:p>
      <text:p text:style-name="Standard"><text:s text:c="20"/>&lt;h1 class="banner-heading h1 text-secondary display-3 mb-0 pb-5 mx-0 px-0 light-300 typo-space-line"&gt;</text:p>
      <text:p text:style-name="Standard"><text:s text:c="36"/>Develop &lt;strong&gt;Strategies&lt;/strong&gt; for &lt;br&gt;your business &lt;/h1&gt;</text:p>
      <text:p text:style-name="Standard"><text:s text:c="32"/>&lt;p class="banner-body text-muted py-3 mx-0 px-0"&gt;</text:p>
      <text:p text:style-name="Standard"><text:s text:c="36"/>Texto del primer gráfico &lt;a rel="nofollow" href="https://google.com" target="_parent"&gt;Google&lt;/a&gt;. Los íconos son de <text:s/>&lt;a rel="nofollow" href="https://boxicons.com/" target="_blank"&gt;Boxicons&lt;/a&gt;. Las fotos de <text:s/>&lt;a rel="nofollow" href="https://unsplash.com/" target="_blank"&gt;Unsplash&lt;/a&gt; y <text:s/>&lt;a rel="nofollow" href="https://icons8.com/" target="_blank"&gt;Icons 8&lt;/a&gt;.</text:p>
      <text:p text:style-name="Standard"><text:s text:c="30"/>&lt;/p&gt;</text:p>
      <text:p text:style-name="Standard"/>
      <text:p text:style-name="Standard"/>
      <text:p text:style-name="Standard"><text:s text:c="32"/>&lt;a class="banner-button btn rounded-pill btn-outline-primary btn-lg px-4" href="#" role="button"&gt;Comenzar&lt;/a&gt;</text:p>
      <text:p text:style-name="Standard"><text:s text:c="28"/>&lt;/div&gt;</text:p>
      <text:p text:style-name="Standard"><text:s text:c="24"/>&lt;/div&gt;</text:p>
      <text:p text:style-name="Standard"/>
      <text:p text:style-name="Standard"><text:s text:c="20"/>&lt;/div&gt;</text:p>
      <text:p text:style-name="Standard"/>
      <text:p text:style-name="Standard"><text:s text:c="20"/>&lt;div class="carousel-item"&gt;</text:p>
      <text:p text:style-name="Standard"/>
      <text:p text:style-name="Standard"><text:s text:c="24"/>&lt;div class="py-5 row d-flex align-items-center"&gt;</text:p>
      <text:p text:style-name="Standard"><text:s text:c="28"/>&lt;div class="banner-content col-lg-8 col-8 offset-2 m-lg-auto text-left py-5 pb-5"&gt;</text:p>
      <text:p text:style-name="Standard"><text:s text:c="32"/>&lt;h1 class="banner-heading h1 text-secondary display-3 mb-0 pb-3 mx-0 px-0 light-300"&gt;</text:p>
      <text:p text:style-name="Standard"><text:s text:c="36"/>HTML CSS Template with Bootstrap 5 Beta 1</text:p>
      <text:p text:style-name="Standard"><text:s text:c="32"/>&lt;/h1&gt;</text:p>
      <text:p text:style-name="Standard"><text:s text:c="32"/>&lt;p class="banner-body text-muted py-3"&gt;</text:p>
      <text:p text:style-name="Standard"><text:s text:c="36"/>Segundo banner del carrousel</text:p>
      <text:p text:style-name="Standard"><text:s text:c="32"/>&lt;/p&gt;</text:p>
      <text:p text:style-name="Standard"><text:s text:c="32"/>&lt;a class="banner-button btn rounded-pill btn-outline-primary btn-lg px-4" </text:p>
      <text:p text:style-name="Standard"><text:tab/><text:tab/><text:tab/><text:tab/><text:tab/>href="#" role="button"&gt;Inicio&lt;/a&gt;</text:p>
      <text:p text:style-name="Standard"><text:s text:c="28"/>&lt;/div&gt;</text:p>
      <text:p text:style-name="Standard"><text:s text:c="24"/>&lt;/div&gt;</text:p>
      <text:p text:style-name="Standard"/>
      <text:p text:style-name="Standard"><text:s text:c="20"/>&lt;/div&gt;</text:p>
      <text:p text:style-name="Standard"><text:s text:c="20"/>&lt;div class="carousel-item"&gt;</text:p>
      <text:p text:style-name="Standard"/>
      <text:p text:style-name="Standard"><text:s text:c="24"/>&lt;div class="py-5 row d-flex align-items-center"&gt;</text:p>
      <text:p text:style-name="Standard"><text:s text:c="28"/>&lt;div class="banner-content col-lg-8 col-8 offset-2 m-lg-auto text-left py-5 pb-5"&gt;</text:p>
      <text:p text:style-name="Standard"><text:s text:c="32"/>&lt;h1 class="banner-heading h1 text-secondary display-3 mb-0 pb-3 mx-0 px-0 light-300"&gt;</text:p>
      <text:p text:style-name="Standard"><text:s text:c="36"/>Otro item del banner</text:p>
      <text:p text:style-name="Standard"><text:s text:c="32"/>&lt;/h1&gt;</text:p>
      <text:p text:style-name="Standard"><text:s text:c="32"/>&lt;p class="banner-body text-muted py-3"&gt;</text:p>
      <text:p text:style-name="Standard"><text:s text:c="36"/>acá pongo un texto larrrrrrrrrrrrgo </text:p>
      <text:p text:style-name="Standard"><text:s text:c="32"/>&lt;/p&gt;</text:p>
      <text:p text:style-name="Standard"><text:s text:c="32"/>&lt;a class="banner-button btn rounded-pill btn-outline-primary btn-lg px-4" href="#" <text:tab/><text:tab/><text:tab/><text:tab/><text:tab/><text:tab/><text:tab/>role="button"&gt;Comezar&lt;/a&gt;</text:p>
      <text:p text:style-name="Standard"><text:s text:c="28"/>&lt;/div&gt;</text:p>
      <text:p text:style-name="Standard"><text:s text:c="24"/>&lt;/div&gt;</text:p>
      <text:p text:style-name="Standard"/>
      <text:p text:style-name="Standard"><text:s text:c="20"/>&lt;/div&gt;</text:p>
      <text:p text:style-name="Standard"><text:soft-page-break/><text:s text:c="16"/>&lt;/div&gt;</text:p>
      <text:p text:style-name="Standard"><text:s text:c="4"/>&lt;!--</text:p>
      <text:p text:style-name="Standard"><text:tab/>-----------------------------------------------------------Flechas del carrousel <text:s text:c="2"/>--&gt;</text:p>
      <text:p text:style-name="Standard"><text:s text:c="16"/>&lt;a class="carousel-control-prev text-decoration-none" href="#carouselExampleIndicators" role="button" <text:tab/><text:tab/><text:tab/><text:tab/><text:tab/><text:tab/>data-bs-slide="prev"&gt;</text:p>
      <text:p text:style-name="Standard"><text:s text:c="20"/>&lt;i class='bx bx-chevron-left'&gt;&lt;/i&gt;</text:p>
      <text:p text:style-name="Standard"><text:s text:c="20"/>&lt;span class="visually-hidden"&gt;Previous&lt;/span&gt;</text:p>
      <text:p text:style-name="Standard"><text:s text:c="16"/>&lt;/a&gt;</text:p>
      <text:p text:style-name="Standard"><text:s text:c="16"/>&lt;a class="carousel-control-next text-decoration-none" href="#carouselExampleIndicators" role="button" <text:tab/><text:tab/><text:tab/><text:tab/><text:tab/><text:tab/>data-bs-slide="next"&gt;</text:p>
      <text:p text:style-name="Standard"><text:s text:c="20"/>&lt;i class='bx bx-chevron-right'&gt;&lt;/i&gt;</text:p>
      <text:p text:style-name="Standard"><text:s text:c="20"/>&lt;span class="visually-hidden"&gt;Next&lt;/span&gt;</text:p>
      <text:p text:style-name="Standard"><text:s text:c="16"/>&lt;/a&gt;</text:p>
      <text:p text:style-name="Standard"><text:s text:c="12"/>&lt;/div&gt;</text:p>
      <text:p text:style-name="Standard"><text:s text:c="12"/>&lt;!-- End slider --&gt;</text:p>
      <text:p text:style-name="Standard"/>
      <text:p text:style-name="Standard"><text:s text:c="8"/>&lt;/div&gt;</text:p>
      <text:p text:style-name="Standard"><text:s text:c="4"/>&lt;/div&gt;</text:p>
      <text:p text:style-name="Standard"><text:s text:c="4"/>&lt;!-- End Banner Hero --&gt;</text:p>
      <text:p text:style-name="Standard"/>
      <text:p text:style-name="Standard"/>
      <text:p text:style-name="Standard"/>
      <text:p text:style-name="Standard"><text:s text:c="4"/>&lt;!-- Start Service --&gt;</text:p>
      <text:p text:style-name="Standard"><text:s text:c="4"/>&lt;section class="service-wrapper py-3"&gt;</text:p>
      <text:p text:style-name="Standard"><text:s text:c="8"/>&lt;div class="container-fluid pb-3"&gt;</text:p>
      <text:p text:style-name="Standard"><text:s text:c="12"/>&lt;div class="row"&gt;</text:p>
      <text:p text:style-name="Standard"><text:s text:c="16"/>&lt;h2 class="h2 text-center col-12 py-5 semi-bold-600"&gt;Services&lt;/h2&gt;</text:p>
      <text:p text:style-name="Standard"><text:s text:c="16"/>&lt;div class="service-header col-2 col-lg-3 text-end light-300"&gt;</text:p>
      <text:p text:style-name="Standard"><text:s text:c="20"/>&lt;i class='bx bx-gift h3 mt-1'&gt;&lt;/i&gt;</text:p>
      <text:p text:style-name="Standard"><text:s text:c="16"/>&lt;/div&gt;</text:p>
      <text:p text:style-name="Standard"><text:s text:c="16"/>&lt;div class="service-heading col-10 col-lg-9 text-start float-end light-300"&gt;</text:p>
      <text:p text:style-name="Standard"><text:s text:c="20"/>&lt;h2 class="h3 pb-4 typo-space-line"&gt;Make Success for future&lt;/h2&gt;</text:p>
      <text:p text:style-name="Standard"><text:s text:c="16"/>&lt;/div&gt;</text:p>
      <text:p text:style-name="Standard"><text:s text:c="12"/>&lt;/div&gt;</text:p>
      <text:p text:style-name="Standard"><text:s text:c="12"/>&lt;p class="service-footer col-10 offset-2 col-lg-9 offset-lg-3 text-start pb-3 text-muted px-2"&gt;</text:p>
      <text:p text:style-name="Standard"><text:s text:c="16"/>You are free to use this template for your commercial or business websites. You are not allowed to re-distribute this template ZIP file on any template collection websites. It is too easy to illegally copy and repost this template.</text:p>
      <text:p text:style-name="Standard"><text:s text:c="12"/>&lt;/p&gt;</text:p>
      <text:p text:style-name="Standard"><text:s text:c="8"/>&lt;/div&gt;</text:p>
      <text:p text:style-name="Standard"/>
      <text:p text:style-name="Standard"><text:s text:c="8"/>&lt;div class="service-tag py-5 bg-secondary"&gt;</text:p>
      <text:p text:style-name="Standard"><text:s text:c="12"/>&lt;div class="col-md-12"&gt;</text:p>
      <text:p text:style-name="Standard"><text:s text:c="16"/>&lt;ul class="nav d-flex justify-content-center"&gt;</text:p>
      <text:p text:style-name="Standard"><text:s text:c="20"/>&lt;li class="nav-item mx-lg-4"&gt;</text:p>
      <text:p text:style-name="Standard"><text:s text:c="24"/>&lt;a class="filter-btn nav-link btn-outline-primary active shadow rounded-pill text-light px-4 light-300" href="#" data-filter=".project"&gt;All&lt;/a&gt;</text:p>
      <text:p text:style-name="Standard"><text:s text:c="20"/>&lt;/li&gt;</text:p>
      <text:p text:style-name="Standard"><text:s text:c="20"/>&lt;li class="nav-item mx-lg-4"&gt;</text:p>
      <text:p text:style-name="Standard"><text:s text:c="24"/>&lt;a class="filter-btn nav-link btn-outline-primary rounded-pill text-light px-4 light-300" href="#" data-filter=".graphic"&gt;Graphics&lt;/a&gt;</text:p>
      <text:p text:style-name="Standard"><text:s text:c="20"/>&lt;/li&gt;</text:p>
      <text:p text:style-name="Standard"><text:soft-page-break/><text:s text:c="20"/>&lt;li class="filter-btn nav-item mx-lg-4"&gt;</text:p>
      <text:p text:style-name="Standard"><text:s text:c="24"/>&lt;a class="filter-btn nav-link btn-outline-primary rounded-pill text-light px-4 light-300" href="#" data-filter=".ui"&gt;UI/UX&lt;/a&gt;</text:p>
      <text:p text:style-name="Standard"><text:s text:c="20"/>&lt;/li&gt;</text:p>
      <text:p text:style-name="Standard"><text:s text:c="20"/>&lt;li class="nav-item mx-lg-4"&gt;</text:p>
      <text:p text:style-name="Standard"><text:s text:c="24"/>&lt;a class="filter-btn nav-link btn-outline-primary rounded-pill text-light px-4 light-300" href="#" data-filter=".branding"&gt;Branding&lt;/a&gt;</text:p>
      <text:p text:style-name="Standard"><text:s text:c="20"/>&lt;/li&gt;</text:p>
      <text:p text:style-name="Standard"><text:s text:c="16"/>&lt;/ul&gt;</text:p>
      <text:p text:style-name="Standard"><text:s text:c="12"/>&lt;/div&gt;</text:p>
      <text:p text:style-name="Standard"><text:s text:c="8"/>&lt;/div&gt;</text:p>
      <text:p text:style-name="Standard"/>
      <text:p text:style-name="Standard"><text:s text:c="4"/>&lt;/section&gt;</text:p>
      <text:p text:style-name="Standard"/>
      <text:p text:style-name="Standard"><text:s text:c="4"/>&lt;section class="container overflow-hidden py-5"&gt;</text:p>
      <text:p text:style-name="Standard"><text:s text:c="8"/>&lt;div class="row gx-5 gx-sm-3 gx-lg-5 gy-lg-5 gy-3 pb-3 projects"&gt;</text:p>
      <text:p text:style-name="Standard"/>
      <text:p text:style-name="Standard"><text:s text:c="12"/>&lt;!-- Start Recent Work --&gt;</text:p>
      <text:p text:style-name="Standard"><text:s text:c="12"/>&lt;div class="col-xl-3 col-md-4 col-sm-6 project ui branding"&gt;</text:p>
      <text:p text:style-name="Standard"><text:s text:c="16"/>&lt;a href="#" class="service-work card border-0 text-white shadow-sm overflow-hidden mx-5 m-sm-0"&gt;</text:p>
      <text:p text:style-name="Standard"><text:s text:c="20"/>&lt;img class="service card-img" src="./assets/img/services-01.jpg" alt="Card image"&gt;</text:p>
      <text:p text:style-name="Standard"><text:s text:c="20"/>&lt;div class="service-work-vertical card-img-overlay d-flex align-items-end"&gt;</text:p>
      <text:p text:style-name="Standard"><text:s text:c="24"/>&lt;div class="service-work-content text-left text-light"&gt;</text:p>
      <text:p text:style-name="Standard"><text:s text:c="28"/>&lt;span class="btn btn-outline-light rounded-pill mb-lg-3 px-lg-4 light-300"&gt;UI/UX design&lt;/span&gt;</text:p>
      <text:p text:style-name="Standard"><text:s text:c="28"/>&lt;p class="card-text"&gt;Lorem ipsum dolor sit amet, consectetur adipisicing&lt;/p&gt;</text:p>
      <text:p text:style-name="Standard"><text:s text:c="24"/>&lt;/div&gt;</text:p>
      <text:p text:style-name="Standard"><text:s text:c="20"/>&lt;/div&gt;</text:p>
      <text:p text:style-name="Standard"><text:s text:c="16"/>&lt;/a&gt;</text:p>
      <text:p text:style-name="Standard"><text:s text:c="12"/>&lt;/div&gt;&lt;!-- End Recent Work --&gt;</text:p>
      <text:p text:style-name="Standard"/>
      <text:p text:style-name="Standard"><text:s text:c="12"/>&lt;!-- Start Recent Work --&gt;</text:p>
      <text:p text:style-name="Standard"><text:s text:c="12"/>&lt;div class="col-xl-3 col-md-4 col-sm-6 project ui graphic"&gt;</text:p>
      <text:p text:style-name="Standard"><text:s text:c="16"/>&lt;a href="#" class="service-work card border-0 text-white shadow-sm overflow-hidden mx-5 m-sm-0"&gt;</text:p>
      <text:p text:style-name="Standard"><text:s text:c="20"/>&lt;img class="card-img" src="./assets/img/services-02.jpg" alt="Card image"&gt;</text:p>
      <text:p text:style-name="Standard"><text:s text:c="20"/>&lt;div class="service-work-vertical card-img-overlay d-flex align-items-end"&gt;</text:p>
      <text:p text:style-name="Standard"><text:s text:c="24"/>&lt;div class="service-work-content text-left text-light"&gt;</text:p>
      <text:p text:style-name="Standard"><text:s text:c="28"/>&lt;span class="btn btn-outline-light rounded-pill mb-lg-3 px-lg-4 light-300"&gt;Social Media&lt;/span&gt;</text:p>
      <text:p text:style-name="Standard"><text:s text:c="28"/>&lt;p class="card-text"&gt;Lorem ipsum dolor sit amet, consectetur adipisicing&lt;/p&gt;</text:p>
      <text:p text:style-name="Standard"><text:s text:c="24"/>&lt;/div&gt;</text:p>
      <text:p text:style-name="Standard"><text:s text:c="20"/>&lt;/div&gt;</text:p>
      <text:p text:style-name="Standard"><text:s text:c="16"/>&lt;/a&gt;</text:p>
      <text:p text:style-name="Standard"><text:s text:c="12"/>&lt;/div&gt;&lt;!-- End Recent Work --&gt;</text:p>
      <text:p text:style-name="Standard"/>
      <text:p text:style-name="Standard"><text:s text:c="12"/>&lt;!-- Start Recent Work --&gt;</text:p>
      <text:p text:style-name="Standard"><text:s text:c="12"/>&lt;div class="col-xl-3 col-md-4 col-sm-6 project branding"&gt;</text:p>
      <text:p text:style-name="Standard"><text:s text:c="16"/>&lt;a href="#" class="service-work card border-0 text-white shadow-sm overflow-hidden mx-5 m-sm-0"&gt;</text:p>
      <text:p text:style-name="Standard"><text:s text:c="20"/>&lt;img class="card-img" src="./assets/img/services-03.jpg" alt="Card image"&gt;</text:p>
      <text:p text:style-name="Standard"><text:s text:c="20"/>&lt;div class="service-work-vertical card-img-overlay d-flex align-items-end"&gt;</text:p>
      <text:p text:style-name="Standard"><text:s text:c="24"/>&lt;div class="service-work-content text-left text-light"&gt;</text:p>
      <text:p text:style-name="Standard"><text:s text:c="28"/>&lt;span class="btn btn-outline-light rounded-pill mb-lg-3 px-lg-4 light-300"&gt;Marketing&lt;/span&gt;</text:p>
      <text:p text:style-name="Standard"><text:s text:c="28"/>&lt;p class="card-text"&gt;Lorem ipsum dolor sit amet, consectetur adipisicing&lt;/p&gt;</text:p>
      <text:p text:style-name="Standard"><text:s text:c="24"/>&lt;/div&gt;</text:p>
      <text:p text:style-name="Standard"><text:soft-page-break/><text:s text:c="20"/>&lt;/div&gt;</text:p>
      <text:p text:style-name="Standard"><text:s text:c="16"/>&lt;/a&gt;</text:p>
      <text:p text:style-name="Standard"><text:s text:c="12"/>&lt;/div&gt;&lt;!-- End Recent Work --&gt;</text:p>
      <text:p text:style-name="Standard"/>
      <text:p text:style-name="Standard"><text:s text:c="12"/>&lt;!-- Start Recent Work --&gt;</text:p>
      <text:p text:style-name="Standard"><text:s text:c="12"/>&lt;div class="col-xl-3 col-md-4 col-sm-6 project ui graphic"&gt;</text:p>
      <text:p text:style-name="Standard"><text:s text:c="16"/>&lt;a href="#" class="service-work card border-0 text-white shadow-sm overflow-hidden mx-5 m-sm-0"&gt;</text:p>
      <text:p text:style-name="Standard"><text:s text:c="20"/>&lt;img class="card-img" src="./assets/img/services-04.jpg" alt="Card image"&gt;</text:p>
      <text:p text:style-name="Standard"><text:s text:c="20"/>&lt;div class="service-work-vertical card-img-overlay d-flex align-items-end"&gt;</text:p>
      <text:p text:style-name="Standard"><text:s text:c="24"/>&lt;div class="service-work-content text-left text-light"&gt;</text:p>
      <text:p text:style-name="Standard"><text:s text:c="28"/>&lt;span class="btn btn-outline-light rounded-pill mb-lg-3 px-lg-4 light-300"&gt;Graphic&lt;/span&gt;</text:p>
      <text:p text:style-name="Standard"><text:s text:c="28"/>&lt;p class="card-text"&gt;Lorem ipsum dolor sit amet, consectetur adipisicing&lt;/p&gt;</text:p>
      <text:p text:style-name="Standard"><text:s text:c="24"/>&lt;/div&gt;</text:p>
      <text:p text:style-name="Standard"><text:s text:c="20"/>&lt;/div&gt;</text:p>
      <text:p text:style-name="Standard"><text:s text:c="16"/>&lt;/a&gt;</text:p>
      <text:p text:style-name="Standard"><text:s text:c="12"/>&lt;/div&gt;&lt;!-- End Recent Work --&gt;</text:p>
      <text:p text:style-name="Standard"/>
      <text:p text:style-name="Standard"><text:s text:c="12"/>&lt;!-- Start Recent Work --&gt;</text:p>
      <text:p text:style-name="Standard"><text:s text:c="12"/>&lt;div class="col-xl-3 col-md-4 col-sm-6 project ui graphic"&gt;</text:p>
      <text:p text:style-name="Standard"><text:s text:c="16"/>&lt;a href="#" class="service-work card border-0 text-white shadow-sm overflow-hidden mx-5 m-sm-0"&gt;</text:p>
      <text:p text:style-name="Standard"><text:s text:c="20"/>&lt;img class="card-img" src="./assets/img/services-05.jpg" alt="Card image"&gt;</text:p>
      <text:p text:style-name="Standard"><text:s text:c="20"/>&lt;div class="service-work-vertical card-img-overlay d-flex align-items-end"&gt;</text:p>
      <text:p text:style-name="Standard"><text:s text:c="24"/>&lt;div class="service-work-content text-left text-light"&gt;</text:p>
      <text:p text:style-name="Standard"><text:s text:c="28"/>&lt;span class="btn btn-outline-light rounded-pill mb-lg-3 px-lg-4 light-300"&gt;Digtal Marketing&lt;/span&gt;</text:p>
      <text:p text:style-name="Standard"><text:s text:c="28"/>&lt;p class="card-text"&gt;Lorem ipsum dolor sit amet, consectetur adipisicing&lt;/p&gt;</text:p>
      <text:p text:style-name="Standard"><text:s text:c="24"/>&lt;/div&gt;</text:p>
      <text:p text:style-name="Standard"><text:s text:c="20"/>&lt;/div&gt;</text:p>
      <text:p text:style-name="Standard"><text:s text:c="16"/>&lt;/a&gt;</text:p>
      <text:p text:style-name="Standard"><text:s text:c="12"/>&lt;/div&gt;&lt;!-- End Recent Work --&gt;</text:p>
      <text:p text:style-name="Standard"/>
      <text:p text:style-name="Standard"><text:s text:c="12"/>&lt;!-- Start Recent Work --&gt;</text:p>
      <text:p text:style-name="Standard"><text:s text:c="12"/>&lt;div class="col-xl-3 col-md-4 col-sm-6 project branding"&gt;</text:p>
      <text:p text:style-name="Standard"><text:s text:c="16"/>&lt;a href="#" class="service-work card border-0 text-white shadow-sm overflow-hidden mx-5 m-sm-0"&gt;</text:p>
      <text:p text:style-name="Standard"><text:s text:c="20"/>&lt;img class="card-img" src="./assets/img/services-06.jpg" alt="Card image"&gt;</text:p>
      <text:p text:style-name="Standard"><text:s text:c="20"/>&lt;div class="service-work-vertical card-img-overlay d-flex align-items-end"&gt;</text:p>
      <text:p text:style-name="Standard"><text:s text:c="24"/>&lt;div class="service-work-content text-left text-light"&gt;</text:p>
      <text:p text:style-name="Standard"><text:s text:c="28"/>&lt;span class="btn btn-outline-light rounded-pill mb-lg-3 px-lg-4 light-300"&gt;Market Research&lt;/span&gt;</text:p>
      <text:p text:style-name="Standard"><text:s text:c="28"/>&lt;p class="card-text"&gt;Lorem ipsum dolor sit amet, consectetur adipisicing&lt;/p&gt;</text:p>
      <text:p text:style-name="Standard"><text:s text:c="24"/>&lt;/div&gt;</text:p>
      <text:p text:style-name="Standard"><text:s text:c="20"/>&lt;/div&gt;</text:p>
      <text:p text:style-name="Standard"><text:s text:c="16"/>&lt;/a&gt;</text:p>
      <text:p text:style-name="Standard"><text:s text:c="12"/>&lt;/div&gt;&lt;!-- End Recent Work --&gt;</text:p>
      <text:p text:style-name="Standard"/>
      <text:p text:style-name="Standard"><text:s text:c="12"/>&lt;!-- Start Recent Work --&gt;</text:p>
      <text:p text:style-name="Standard"><text:s text:c="12"/>&lt;div class="col-xl-3 col-md-4 col-sm-6 project branding"&gt;</text:p>
      <text:p text:style-name="Standard"><text:s text:c="16"/>&lt;a href="#" class="service-work card border-0 text-white shadow-sm overflow-hidden mx-5 m-sm-0"&gt;</text:p>
      <text:p text:style-name="Standard"><text:s text:c="20"/>&lt;img class="card-img" src="./assets/img/services-07.jpg" alt="Card image"&gt;</text:p>
      <text:p text:style-name="Standard"><text:s text:c="20"/>&lt;div class="service-work-vertical card-img-overlay d-flex align-items-end"&gt;</text:p>
      <text:p text:style-name="Standard"><text:s text:c="24"/>&lt;div class="service-work-content text-left text-light"&gt;</text:p>
      <text:p text:style-name="Standard"><text:s text:c="28"/>&lt;span class="btn btn-outline-light rounded-pill mb-lg-3 px-lg-4 light-300"&gt;Business&lt;/span&gt;</text:p>
      <text:p text:style-name="Standard"><text:s text:c="28"/>&lt;p class="card-text"&gt;Lorem ipsum dolor sit amet, consectetur adipisicing&lt;/p&gt;</text:p>
      <text:p text:style-name="Standard"><text:s text:c="24"/>&lt;/div&gt;</text:p>
      <text:p text:style-name="Standard"><text:soft-page-break/><text:s text:c="20"/>&lt;/div&gt;</text:p>
      <text:p text:style-name="Standard"><text:s text:c="16"/>&lt;/a&gt;</text:p>
      <text:p text:style-name="Standard"><text:s text:c="12"/>&lt;/div&gt;&lt;!-- End Recent Work --&gt;</text:p>
      <text:p text:style-name="Standard"/>
      <text:p text:style-name="Standard"><text:s text:c="12"/>&lt;!-- Start Recent Work --&gt;</text:p>
      <text:p text:style-name="Standard"><text:s text:c="12"/>&lt;div class="col-xl-3 col-md-4 col-sm-6 project ui graphic branding"&gt;</text:p>
      <text:p text:style-name="Standard"><text:s text:c="16"/>&lt;a href="#" class="service-work card border-0 text-white shadow-sm overflow-hidden mx-5 m-sm-0"&gt;</text:p>
      <text:p text:style-name="Standard"><text:s text:c="20"/>&lt;img class="card-img" src="./assets/img/services-08.jpg" alt="Card image"&gt;</text:p>
      <text:p text:style-name="Standard"><text:s text:c="20"/>&lt;div class="service-work-vertical card-img-overlay d-flex align-items-end"&gt;</text:p>
      <text:p text:style-name="Standard"><text:s text:c="24"/>&lt;div class="service-work-content text-left text-light"&gt;</text:p>
      <text:p text:style-name="Standard"><text:s text:c="28"/>&lt;span class="btn btn-outline-light rounded-pill mb-lg-3 px-lg-4 light-300"&gt;Branding&lt;/span&gt;</text:p>
      <text:p text:style-name="Standard"><text:s text:c="28"/>&lt;p class="card-text"&gt;Lorem ipsum dolor sit amet, consectetur adipisicing&lt;/p&gt;</text:p>
      <text:p text:style-name="Standard"><text:s text:c="24"/>&lt;/div&gt;</text:p>
      <text:p text:style-name="Standard"><text:s text:c="20"/>&lt;/div&gt;</text:p>
      <text:p text:style-name="Standard"><text:s text:c="16"/>&lt;/a&gt;</text:p>
      <text:p text:style-name="Standard"><text:s text:c="12"/>&lt;/div&gt;&lt;!-- End Recent Work --&gt;</text:p>
      <text:p text:style-name="Standard"/>
      <text:p text:style-name="Standard"><text:s text:c="8"/>&lt;/div&gt;</text:p>
      <text:p text:style-name="Standard"><text:s text:c="4"/>&lt;/section&gt;</text:p>
      <text:p text:style-name="Standard"><text:s text:c="4"/>&lt;!-- End Service --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4"/>&lt;!-- Start View Work --&gt;</text:p>
      <text:p text:style-name="Standard"><text:s text:c="4"/>&lt;section class="bg-secondary"&gt;</text:p>
      <text:p text:style-name="Standard"><text:s text:c="8"/>&lt;div class="container py-5"&gt;</text:p>
      <text:p text:style-name="Standard"><text:s text:c="12"/>&lt;div class="row d-flex justify-content-center text-center"&gt;</text:p>
      <text:p text:style-name="Standard"><text:s text:c="16"/>&lt;div class="col-lg-2 col-12 text-light align-items-center"&gt;</text:p>
      <text:p text:style-name="Standard"><text:s text:c="20"/>&lt;i class='display-1 bx bxs-box bx-lg'&gt;&lt;/i&gt;</text:p>
      <text:p text:style-name="Standard"><text:s text:c="16"/>&lt;/div&gt;</text:p>
      <text:p text:style-name="Standard"><text:s text:c="16"/>&lt;div class="col-lg-7 col-12 text-light pt-2"&gt;</text:p>
      <text:p text:style-name="Standard"><text:s text:c="20"/>&lt;h3 class="h4 light-300"&gt;Great transformations successful&lt;/h3&gt;</text:p>
      <text:p text:style-name="Standard"><text:s text:c="20"/>&lt;p class="light-300"&gt;Quis ipsum suspendisse ultrices gravida.&lt;/p&gt;</text:p>
      <text:p text:style-name="Standard"><text:s text:c="16"/>&lt;/div&gt;</text:p>
      <text:p text:style-name="Standard"><text:s text:c="16"/>&lt;div class="col-lg-3 col-12 pt-4"&gt;</text:p>
      <text:p text:style-name="Standard"><text:s text:c="20"/>&lt;a href="#" class="btn btn-primary rounded-pill btn-block shadow px-4 py-2"&gt;View Our Work&lt;/a&gt;</text:p>
      <text:p text:style-name="Standard"><text:s text:c="16"/>&lt;/div&gt;</text:p>
      <text:p text:style-name="Standard"><text:s text:c="12"/>&lt;/div&gt;</text:p>
      <text:p text:style-name="Standard"><text:s text:c="8"/>&lt;/div&gt;</text:p>
      <text:p text:style-name="Standard"><text:s text:c="4"/>&lt;/section&gt;</text:p>
      <text:p text:style-name="Standard"><text:s text:c="4"/>&lt;!-- End View Work --&gt;</text:p>
      <text:p text:style-name="Standard"/>
      <text:p text:style-name="Standard"><text:s text:c="4"/>&lt;!-- Start Recent Work --&gt;</text:p>
      <text:p text:style-name="Standard"><text:s text:c="4"/>&lt;section class="py-5 mb-5"&gt;</text:p>
      <text:p text:style-name="Standard"><text:s text:c="8"/>&lt;div class="container"&gt;</text:p>
      <text:p text:style-name="Standard"><text:s text:c="12"/>&lt;div class="recent-work-header row text-center pb-5"&gt;</text:p>
      <text:p text:style-name="Standard"><text:s text:c="16"/>&lt;h2 class="col-md-6 m-auto h2 semi-bold-600 py-5"&gt;Recent Works&lt;/h2&gt;</text:p>
      <text:p text:style-name="Standard"><text:s text:c="12"/>&lt;/div&gt;</text:p>
      <text:p text:style-name="Standard"><text:s text:c="12"/>&lt;div class="row gy-5 g-lg-5 mb-4"&gt;</text:p>
      <text:p text:style-name="Standard"><text:soft-page-break/></text:p>
      <text:p text:style-name="Standard"><text:s text:c="16"/>&lt;!-- Start Recent Work --&gt;</text:p>
      <text:p text:style-name="Standard"><text:s text:c="16"/>&lt;div class="col-md-4 mb-3"&gt;</text:p>
      <text:p text:style-name="Standard"><text:s text:c="20"/>&lt;a href="#" class="recent-work card border-0 shadow-lg overflow-hidden"&gt;</text:p>
      <text:p text:style-name="Standard"><text:s text:c="24"/>&lt;img class="recent-work-img card-img" src="./assets/img/recent-work-01.jpg" alt="Card image"&gt;</text:p>
      <text:p text:style-name="Standard"><text:s text:c="24"/>&lt;div class="recent-work-vertical card-img-overlay d-flex align-items-end"&gt;</text:p>
      <text:p text:style-name="Standard"><text:s text:c="28"/>&lt;div class="recent-work-content text-start mb-3 ml-3 text-dark"&gt;</text:p>
      <text:p text:style-name="Standard"><text:s text:c="32"/>&lt;h3 class="card-title light-300"&gt;Social Media&lt;/h3&gt;</text:p>
      <text:p text:style-name="Standard"><text:s text:c="32"/>&lt;p class="card-text"&gt;Ullamco laboris nisi ut aliquip ex&lt;/p&gt;</text:p>
      <text:p text:style-name="Standard"><text:s text:c="28"/>&lt;/div&gt;</text:p>
      <text:p text:style-name="Standard"><text:s text:c="24"/>&lt;/div&gt;</text:p>
      <text:p text:style-name="Standard"><text:s text:c="20"/>&lt;/a&gt;</text:p>
      <text:p text:style-name="Standard"><text:s text:c="16"/>&lt;/div&gt;&lt;!-- End Recent Work --&gt;</text:p>
      <text:p text:style-name="Standard"/>
      <text:p text:style-name="Standard"><text:s text:c="16"/>&lt;!-- Start Recent Work --&gt;</text:p>
      <text:p text:style-name="Standard"><text:s text:c="16"/>&lt;div class="col-md-4 mb-3"&gt;</text:p>
      <text:p text:style-name="Standard"><text:s text:c="20"/>&lt;a href="#" class="recent-work card border-0 shadow-lg overflow-hidden"&gt;</text:p>
      <text:p text:style-name="Standard"><text:s text:c="24"/>&lt;img class="recent-work-img card-img" src="./assets/img/recent-work-02.jpg" alt="Card image"&gt;</text:p>
      <text:p text:style-name="Standard"><text:s text:c="24"/>&lt;div class="recent-work-vertical card-img-overlay d-flex align-items-end"&gt;</text:p>
      <text:p text:style-name="Standard"><text:s text:c="28"/>&lt;div class="recent-work-content text-start mb-3 ml-3 text-dark"&gt;</text:p>
      <text:p text:style-name="Standard"><text:s text:c="32"/>&lt;h3 class="card-title light-300"&gt;Web Marketing&lt;/h3&gt;</text:p>
      <text:p text:style-name="Standard"><text:s text:c="32"/>&lt;p class="card-text"&gt;Psum officia anim id est laborum.&lt;/p&gt;</text:p>
      <text:p text:style-name="Standard"><text:s text:c="28"/>&lt;/div&gt;</text:p>
      <text:p text:style-name="Standard"><text:s text:c="24"/>&lt;/div&gt;</text:p>
      <text:p text:style-name="Standard"><text:s text:c="20"/>&lt;/a&gt;</text:p>
      <text:p text:style-name="Standard"><text:s text:c="16"/>&lt;/div&gt;&lt;!-- End Recent Work --&gt;</text:p>
      <text:p text:style-name="Standard"/>
      <text:p text:style-name="Standard"><text:s text:c="16"/>&lt;!-- Start Recent Work --&gt;</text:p>
      <text:p text:style-name="Standard"><text:s text:c="16"/>&lt;div class="col-md-4 mb-3"&gt;</text:p>
      <text:p text:style-name="Standard"><text:s text:c="20"/>&lt;a href="#" class="recent-work card border-0 shadow-lg overflow-hidden"&gt;</text:p>
      <text:p text:style-name="Standard"><text:s text:c="24"/>&lt;img class="recent-work-img card-img" src="./assets/img/recent-work-03.jpg" alt="Card image"&gt;</text:p>
      <text:p text:style-name="Standard"><text:s text:c="24"/>&lt;div class="recent-work-vertical card-img-overlay d-flex align-items-end"&gt;</text:p>
      <text:p text:style-name="Standard"><text:s text:c="28"/>&lt;div class="recent-work-content text-start mb-3 ml-3 text-dark"&gt;</text:p>
      <text:p text:style-name="Standard"><text:s text:c="32"/>&lt;h3 class="card-title light-300"&gt;R &amp; D&lt;/h3&gt;</text:p>
      <text:p text:style-name="Standard"><text:s text:c="32"/>&lt;p class="card-text"&gt;Sum dolor sit consencutur&lt;/p&gt;</text:p>
      <text:p text:style-name="Standard"><text:s text:c="28"/>&lt;/div&gt;</text:p>
      <text:p text:style-name="Standard"><text:s text:c="24"/>&lt;/div&gt;</text:p>
      <text:p text:style-name="Standard"><text:s text:c="20"/>&lt;/a&gt;</text:p>
      <text:p text:style-name="Standard"><text:s text:c="16"/>&lt;/div&gt;&lt;!-- End Recent Work --&gt;</text:p>
      <text:p text:style-name="Standard"/>
      <text:p text:style-name="Standard"><text:s text:c="16"/>&lt;!-- Start Recent Work --&gt;</text:p>
      <text:p text:style-name="Standard"><text:s text:c="16"/>&lt;div class="col-md-4 mb-3"&gt;</text:p>
      <text:p text:style-name="Standard"><text:s text:c="20"/>&lt;a href="#" class="recent-work card border-0 shadow-lg overflow-hidden"&gt;</text:p>
      <text:p text:style-name="Standard"><text:s text:c="24"/>&lt;img class="recent-work-img card-img" src="./assets/img/recent-work-04.jpg" alt="Card image"&gt;</text:p>
      <text:p text:style-name="Standard"><text:s text:c="24"/>&lt;div class="recent-work-vertical card-img-overlay d-flex align-items-end"&gt;</text:p>
      <text:p text:style-name="Standard"><text:s text:c="28"/>&lt;div class="recent-work-content text-start mb-3 ml-3 text-dark"&gt;</text:p>
      <text:p text:style-name="Standard"><text:s text:c="32"/>&lt;h3 class="card-title light-300"&gt;Public Relation&lt;/h3&gt;</text:p>
      <text:p text:style-name="Standard"><text:s text:c="32"/>&lt;p class="card-text"&gt;Lorem ipsum dolor sit amet&lt;/p&gt;</text:p>
      <text:p text:style-name="Standard"><text:s text:c="28"/>&lt;/div&gt;</text:p>
      <text:p text:style-name="Standard"><text:s text:c="24"/>&lt;/div&gt;</text:p>
      <text:p text:style-name="Standard"><text:s text:c="20"/>&lt;/a&gt;</text:p>
      <text:p text:style-name="Standard"><text:s text:c="16"/>&lt;/div&gt;&lt;!-- End Recent Work --&gt;</text:p>
      <text:p text:style-name="Standard"><text:soft-page-break/></text:p>
      <text:p text:style-name="Standard"><text:s text:c="16"/>&lt;!-- Start Recent Work --&gt;</text:p>
      <text:p text:style-name="Standard"><text:s text:c="16"/>&lt;div class="col-md-4 mb-3"&gt;</text:p>
      <text:p text:style-name="Standard"><text:s text:c="20"/>&lt;a href="#" class="recent-work card border-0 shadow-lg overflow-hidden"&gt;</text:p>
      <text:p text:style-name="Standard"><text:s text:c="24"/>&lt;img class="recent-work-img card-img" src="./assets/img/recent-work-05.jpg" alt="Card image"&gt;</text:p>
      <text:p text:style-name="Standard"><text:s text:c="24"/>&lt;div class="recent-work-vertical card-img-overlay d-flex align-items-end"&gt;</text:p>
      <text:p text:style-name="Standard"><text:s text:c="28"/>&lt;div class="recent-work-content text-start mb-3 ml-3 text-dark"&gt;</text:p>
      <text:p text:style-name="Standard"><text:s text:c="32"/>&lt;h3 class="card-title light-300"&gt;Branding&lt;/h3&gt;</text:p>
      <text:p text:style-name="Standard"><text:s text:c="32"/>&lt;p class="card-text"&gt;Put enim ad minim veniam&lt;/p&gt;</text:p>
      <text:p text:style-name="Standard"><text:s text:c="28"/>&lt;/div&gt;</text:p>
      <text:p text:style-name="Standard"><text:s text:c="24"/>&lt;/div&gt;</text:p>
      <text:p text:style-name="Standard"><text:s text:c="20"/>&lt;/a&gt;</text:p>
      <text:p text:style-name="Standard"><text:s text:c="16"/>&lt;/div&gt;&lt;!-- End Recent Work --&gt;</text:p>
      <text:p text:style-name="Standard"/>
      <text:p text:style-name="Standard"><text:s text:c="16"/>&lt;!-- Start Recent Work --&gt;</text:p>
      <text:p text:style-name="Standard"><text:s text:c="16"/>&lt;div class="col-md-4 mb-3"&gt;</text:p>
      <text:p text:style-name="Standard"><text:s text:c="20"/>&lt;a href="#" class="recent-work card border-0 shadow-lg overflow-hidden"&gt;</text:p>
      <text:p text:style-name="Standard"><text:s text:c="24"/>&lt;img class="recent-work-img card-img" src="./assets/img/recent-work-06.jpg" alt="Card image"&gt;</text:p>
      <text:p text:style-name="Standard"><text:s text:c="24"/>&lt;div class="recent-work-vertical card-img-overlay d-flex align-items-end"&gt;</text:p>
      <text:p text:style-name="Standard"><text:s text:c="28"/>&lt;div class="recent-work-content text-start mb-3 ml-3 text-dark"&gt;</text:p>
      <text:p text:style-name="Standard"><text:s text:c="32"/>&lt;h3 class="card-title light-300"&gt;Creative Design&lt;/h3&gt;</text:p>
      <text:p text:style-name="Standard"><text:s text:c="32"/>&lt;p class="card-text"&gt;Mollit anim id est laborum.&lt;/p&gt;</text:p>
      <text:p text:style-name="Standard"><text:s text:c="28"/>&lt;/div&gt;</text:p>
      <text:p text:style-name="Standard"><text:s text:c="24"/>&lt;/div&gt;</text:p>
      <text:p text:style-name="Standard"><text:s text:c="20"/>&lt;/a&gt;</text:p>
      <text:p text:style-name="Standard"><text:s text:c="16"/>&lt;/div&gt;&lt;!-- End Recent Work --&gt;</text:p>
      <text:p text:style-name="Standard"/>
      <text:p text:style-name="Standard"><text:s text:c="12"/>&lt;/div&gt;</text:p>
      <text:p text:style-name="Standard"><text:s text:c="8"/>&lt;/div&gt;</text:p>
      <text:p text:style-name="Standard"><text:s text:c="4"/>&lt;/section&gt;</text:p>
      <text:p text:style-name="Standard"><text:s text:c="4"/>&lt;!-- End Recent Work --&gt;</text:p>
      <text:p text:style-name="Standard"/>
      <text:p text:style-name="Standard"/>
      <text:p text:style-name="Standard"/>
      <text:p text:style-name="Standard"><text:s text:c="4"/>&lt;!-- Start Footer --&gt;</text:p>
      <text:p text:style-name="Standard"><text:s text:c="4"/>&lt;footer class="bg-secondary pt-4"&gt;</text:p>
      <text:p text:style-name="Standard"><text:s text:c="8"/>&lt;div class="container"&gt;</text:p>
      <text:p text:style-name="Standard"><text:s text:c="12"/>&lt;div class="row py-4"&gt;</text:p>
      <text:p text:style-name="Standard"/>
      <text:p text:style-name="Standard"><text:s text:c="16"/>&lt;div class="col-lg-3 col-12 align-left"&gt;</text:p>
      <text:p text:style-name="Standard"><text:s text:c="20"/>&lt;a class="navbar-brand" href="index.html"&gt;</text:p>
      <text:p text:style-name="Standard"><text:s text:c="24"/>&lt;i class='bx bx-buildings bx-sm text-light'&gt;&lt;/i&gt;</text:p>
      <text:p text:style-name="Standard"><text:s text:c="24"/>&lt;span class="text-light h5"&gt;Purple&lt;/span&gt; &lt;span class="text-light h5 semi-bold-600"&gt;Buzz&lt;/span&gt;</text:p>
      <text:p text:style-name="Standard"><text:s text:c="20"/>&lt;/a&gt;</text:p>
      <text:p text:style-name="Standard"><text:s text:c="20"/>&lt;p class="text-light my-lg-4 my-2"&gt;</text:p>
      <text:p text:style-name="Standard"><text:s text:c="24"/>Lorem ipsum dolor sit amet, consectetur adipisicing elit,</text:p>
      <text:p text:style-name="Standard"><text:s text:c="24"/>sed do eiusmod tempor incididunt ut.</text:p>
      <text:p text:style-name="Standard"><text:s text:c="20"/>&lt;/p&gt;</text:p>
      <text:p text:style-name="Standard"><text:s text:c="20"/>&lt;ul class="list-inline footer-icons light-300"&gt;</text:p>
      <text:p text:style-name="Standard"><text:s text:c="24"/>&lt;li class="list-inline-item m-0"&gt;</text:p>
      <text:p text:style-name="Standard"><text:s text:c="28"/>&lt;a class="text-light" target="_blank" href="http://facebook.com/"&gt;</text:p>
      <text:p text:style-name="Standard"><text:s text:c="32"/>&lt;i class='bx bxl-facebook-square bx-md'&gt;&lt;/i&gt;</text:p>
      <text:p text:style-name="Standard"><text:soft-page-break/><text:s text:c="28"/>&lt;/a&gt;</text:p>
      <text:p text:style-name="Standard"><text:s text:c="24"/>&lt;/li&gt;</text:p>
      <text:p text:style-name="Standard"><text:s text:c="24"/>&lt;li class="list-inline-item m-0"&gt;</text:p>
      <text:p text:style-name="Standard"><text:s text:c="28"/>&lt;a class="text-light" target="_blank" href="https://www.linkedin.com/"&gt;</text:p>
      <text:p text:style-name="Standard"><text:s text:c="32"/>&lt;i class='bx bxl-linkedin-square bx-md'&gt;&lt;/i&gt;</text:p>
      <text:p text:style-name="Standard"><text:s text:c="28"/>&lt;/a&gt;</text:p>
      <text:p text:style-name="Standard"><text:s text:c="24"/>&lt;/li&gt;</text:p>
      <text:p text:style-name="Standard"><text:s text:c="24"/>&lt;li class="list-inline-item m-0"&gt;</text:p>
      <text:p text:style-name="Standard"><text:s text:c="28"/>&lt;a class="text-light" target="_blank" href="https://www.whatsapp.com/"&gt;</text:p>
      <text:p text:style-name="Standard"><text:s text:c="32"/>&lt;i class='bx bxl-whatsapp-square bx-md'&gt;&lt;/i&gt;</text:p>
      <text:p text:style-name="Standard"><text:s text:c="28"/>&lt;/a&gt;</text:p>
      <text:p text:style-name="Standard"><text:s text:c="24"/>&lt;/li&gt;</text:p>
      <text:p text:style-name="Standard"><text:s text:c="24"/>&lt;li class="list-inline-item m-0"&gt;</text:p>
      <text:p text:style-name="Standard"><text:s text:c="28"/>&lt;a class="text-light" target="_blank" href="https://www.flickr.com/"&gt;</text:p>
      <text:p text:style-name="Standard"><text:s text:c="32"/>&lt;i class='bx bxl-flickr-square bx-md'&gt;&lt;/i&gt;</text:p>
      <text:p text:style-name="Standard"><text:s text:c="28"/>&lt;/a&gt;</text:p>
      <text:p text:style-name="Standard"><text:s text:c="24"/>&lt;/li&gt;</text:p>
      <text:p text:style-name="Standard"><text:s text:c="24"/>&lt;li class="list-inline-item m-0"&gt;</text:p>
      <text:p text:style-name="Standard"><text:s text:c="28"/>&lt;a class="text-light" target="_blank" href="https://www.medium.com/"&gt;</text:p>
      <text:p text:style-name="Standard"><text:s text:c="32"/>&lt;i class='bx bxl-medium-square bx-md' &gt;&lt;/i&gt;</text:p>
      <text:p text:style-name="Standard"><text:s text:c="28"/>&lt;/a&gt;</text:p>
      <text:p text:style-name="Standard"><text:s text:c="24"/>&lt;/li&gt;</text:p>
      <text:p text:style-name="Standard"><text:s text:c="20"/>&lt;/ul&gt;</text:p>
      <text:p text:style-name="Standard"><text:s text:c="16"/>&lt;/div&gt;</text:p>
      <text:p text:style-name="Standard"/>
      <text:p text:style-name="Standard"><text:s text:c="16"/>&lt;div class="col-lg-3 col-md-4 my-sm-0 mt-4"&gt;</text:p>
      <text:p text:style-name="Standard"><text:s text:c="20"/>&lt;h3 class="h4 pb-lg-3 text-light light-300"&gt;Our Company&lt;/h2&gt;</text:p>
      <text:p text:style-name="Standard"><text:s text:c="24"/>&lt;ul class="list-unstyled text-light light-300"&gt;</text:p>
      <text:p text:style-name="Standard"><text:s text:c="28"/>&lt;li class="pb-2"&gt;</text:p>
      <text:p text:style-name="Standard"><text:s text:c="32"/>&lt;i class='bx-fw bx bxs-chevron-right bx-xs'&gt;&lt;/i&gt;&lt;a class="text-decoration-none text-light" href="index.html"&gt;Home&lt;/a&gt;</text:p>
      <text:p text:style-name="Standard"><text:s text:c="28"/>&lt;/li&gt;</text:p>
      <text:p text:style-name="Standard"><text:s text:c="28"/>&lt;li class="pb-2"&gt;</text:p>
      <text:p text:style-name="Standard"><text:s text:c="32"/>&lt;i class='bx-fw bx bxs-chevron-right bx-xs'&gt;&lt;/i&gt;&lt;a class="text-decoration-none text-light py-1" href="about.html"&gt;About Us&lt;/a&gt;</text:p>
      <text:p text:style-name="Standard"><text:s text:c="28"/>&lt;/li&gt;</text:p>
      <text:p text:style-name="Standard"><text:s text:c="28"/>&lt;li class="pb-2"&gt;</text:p>
      <text:p text:style-name="Standard"><text:s text:c="32"/>&lt;i class='bx-fw bx bxs-chevron-right bx-xs'&gt;&lt;/i&gt;&lt;a class="text-decoration-none text-light py-1" href="work.html"&gt;Work&lt;/a&gt;</text:p>
      <text:p text:style-name="Standard"><text:s text:c="28"/>&lt;/li&gt;</text:p>
      <text:p text:style-name="Standard"><text:s text:c="28"/>&lt;li class="pb-2"&gt;</text:p>
      <text:p text:style-name="Standard"><text:s text:c="32"/>&lt;i class='bx-fw bx bxs-chevron-right bx-xs'&gt;&lt;/i&gt;&lt;/i&gt;&lt;a class="text-decoration-none text-light py-1" href="pricing.html"&gt;Price&lt;/a&gt;</text:p>
      <text:p text:style-name="Standard"><text:s text:c="28"/>&lt;/li&gt;</text:p>
      <text:p text:style-name="Standard"><text:s text:c="28"/>&lt;li class="pb-2"&gt;</text:p>
      <text:p text:style-name="Standard"><text:s text:c="32"/>&lt;i class='bx-fw bx bxs-chevron-right bx-xs'&gt;&lt;/i&gt;&lt;a class="text-decoration-none text-light py-1" href="contact.html"&gt;Contact&lt;/a&gt;</text:p>
      <text:p text:style-name="Standard"><text:s text:c="28"/>&lt;/li&gt;</text:p>
      <text:p text:style-name="Standard"><text:s text:c="24"/>&lt;/ul&gt;</text:p>
      <text:p text:style-name="Standard"><text:s text:c="16"/>&lt;/div&gt;</text:p>
      <text:p text:style-name="Standard"/>
      <text:p text:style-name="Standard"><text:s text:c="16"/>&lt;div class="col-lg-3 col-md-4 my-sm-0 mt-4"&gt;</text:p>
      <text:p text:style-name="Standard"><text:soft-page-break/><text:s text:c="20"/>&lt;h2 class="h4 pb-lg-3 text-light light-300"&gt;Our Works&lt;/h2&gt;</text:p>
      <text:p text:style-name="Standard"><text:s text:c="20"/>&lt;ul class="list-unstyled text-light light-300"&gt;</text:p>
      <text:p text:style-name="Standard"><text:s text:c="24"/>&lt;li class="pb-2"&gt;</text:p>
      <text:p text:style-name="Standard"><text:s text:c="28"/>&lt;i class='bx-fw bx bxs-chevron-right bx-xs'&gt;&lt;/i&gt;&lt;a class="text-decoration-none text-light py-1" href="#"&gt;Branding&lt;/a&gt;</text:p>
      <text:p text:style-name="Standard"><text:s text:c="24"/>&lt;/li&gt;</text:p>
      <text:p text:style-name="Standard"><text:s text:c="24"/>&lt;li class="pb-2"&gt;</text:p>
      <text:p text:style-name="Standard"><text:s text:c="28"/>&lt;i class='bx-fw bx bxs-chevron-right bx-xs'&gt;&lt;/i&gt;&lt;a class="text-decoration-none text-light py-1" href="#"&gt;Business&lt;/a&gt;</text:p>
      <text:p text:style-name="Standard"><text:s text:c="24"/>&lt;/li&gt;</text:p>
      <text:p text:style-name="Standard"><text:s text:c="24"/>&lt;li class="pb-2"&gt;</text:p>
      <text:p text:style-name="Standard"><text:s text:c="28"/>&lt;i class='bx-fw bx bxs-chevron-right bx-xs'&gt;&lt;/i&gt;&lt;a class="text-decoration-none text-light py-1" href="#"&gt;Marketing&lt;/a&gt;</text:p>
      <text:p text:style-name="Standard"><text:s text:c="24"/>&lt;/li&gt;</text:p>
      <text:p text:style-name="Standard"><text:s text:c="24"/>&lt;li class="pb-2"&gt;</text:p>
      <text:p text:style-name="Standard"><text:s text:c="28"/>&lt;i class='bx-fw bx bxs-chevron-right bx-xs'&gt;&lt;/i&gt;&lt;a class="text-decoration-none text-light py-1" href="#"&gt;Social Media&lt;/a&gt;</text:p>
      <text:p text:style-name="Standard"><text:s text:c="24"/>&lt;/li&gt;</text:p>
      <text:p text:style-name="Standard"><text:s text:c="24"/>&lt;li class="pb-2"&gt;</text:p>
      <text:p text:style-name="Standard"><text:s text:c="28"/>&lt;i class='bx-fw bx bxs-chevron-right bx-xs'&gt;&lt;/i&gt;&lt;a class="text-decoration-none text-light py-1" href="#"&gt;Digital Solution&lt;/a&gt;</text:p>
      <text:p text:style-name="Standard"><text:s text:c="24"/>&lt;/li&gt;</text:p>
      <text:p text:style-name="Standard"><text:s text:c="24"/>&lt;li class="pb-2"&gt;</text:p>
      <text:p text:style-name="Standard"><text:s text:c="28"/>&lt;i class='bx-fw bx bxs-chevron-right bx-xs'&gt;&lt;/i&gt;&lt;a class="text-decoration-none text-light py-1" href="#"&gt;Graphic&lt;/a&gt;</text:p>
      <text:p text:style-name="Standard"><text:s text:c="24"/>&lt;/li&gt;</text:p>
      <text:p text:style-name="Standard"><text:s text:c="20"/>&lt;/ul&gt;</text:p>
      <text:p text:style-name="Standard"><text:s text:c="16"/>&lt;/div&gt;</text:p>
      <text:p text:style-name="Standard"/>
      <text:p text:style-name="Standard"><text:s text:c="16"/>&lt;div class="col-lg-3 col-md-4 my-sm-0 mt-4"&gt;</text:p>
      <text:p text:style-name="Standard"><text:s text:c="20"/>&lt;h2 class="h4 pb-lg-3 text-light light-300"&gt;For Client&lt;/h2&gt;</text:p>
      <text:p text:style-name="Standard"><text:s text:c="20"/>&lt;ul class="list-unstyled text-light light-300"&gt;</text:p>
      <text:p text:style-name="Standard"><text:s text:c="24"/>&lt;li class="pb-2"&gt;</text:p>
      <text:p text:style-name="Standard"><text:s text:c="28"/>&lt;i class='bx-fw bx bx-phone bx-xs'&gt;&lt;/i&gt;&lt;a class="text-decoration-none text-light py-1" href="tel:010-020-0340"&gt;010-020-0340&lt;/a&gt;</text:p>
      <text:p text:style-name="Standard"><text:s text:c="24"/>&lt;/li&gt;</text:p>
      <text:p text:style-name="Standard"><text:s text:c="24"/>&lt;li class="pb-2"&gt;</text:p>
      <text:p text:style-name="Standard"><text:s text:c="28"/>&lt;i class='bx-fw bx bx-mail-send bx-xs'&gt;&lt;/i&gt;&lt;a class="text-decoration-none text-light py-1" href="mailto:info@company.com"&gt;info@company.com&lt;/a&gt;</text:p>
      <text:p text:style-name="Standard"><text:s text:c="24"/>&lt;/li&gt;</text:p>
      <text:p text:style-name="Standard"><text:s text:c="20"/>&lt;/ul&gt;</text:p>
      <text:p text:style-name="Standard"><text:s text:c="16"/>&lt;/div&gt;</text:p>
      <text:p text:style-name="Standard"/>
      <text:p text:style-name="Standard"><text:s text:c="12"/>&lt;/div&gt;</text:p>
      <text:p text:style-name="Standard"><text:s text:c="8"/>&lt;/div&gt;</text:p>
      <text:p text:style-name="Standard"/>
      <text:p text:style-name="Standard"><text:s text:c="8"/>&lt;div class="w-100 bg-primary py-3"&gt;</text:p>
      <text:p text:style-name="Standard"><text:s text:c="12"/>&lt;div class="container"&gt;</text:p>
      <text:p text:style-name="Standard"><text:s text:c="16"/>&lt;div class="row pt-2"&gt;</text:p>
      <text:p text:style-name="Standard"><text:s text:c="20"/>&lt;div class="col-lg-6 col-sm-12"&gt;</text:p>
      <text:p text:style-name="Standard"><text:s text:c="24"/>&lt;p class="text-lg-start text-center text-light light-300"&gt;</text:p>
      <text:p text:style-name="Standard"><text:s text:c="28"/>© Copyright 2021 Purple Buzz Company. All Rights Reserved.</text:p>
      <text:p text:style-name="Standard"><text:soft-page-break/><text:s text:c="24"/>&lt;/p&gt;</text:p>
      <text:p text:style-name="Standard"><text:s text:c="20"/>&lt;/div&gt;</text:p>
      <text:p text:style-name="Standard"><text:s text:c="20"/>&lt;div class="col-lg-6 col-sm-12"&gt;</text:p>
      <text:p text:style-name="Standard"><text:s text:c="24"/>&lt;p class="text-lg-end text-center text-light light-300"&gt;</text:p>
      <text:p text:style-name="Standard"><text:s text:c="28"/>Designed by &lt;a rel="sponsored" class="text-decoration-none text-light" href="https://templatemo.com/" target="_blank"&gt;&lt;strong&gt;TemplateMo&lt;/strong&gt;&lt;/a&gt;</text:p>
      <text:p text:style-name="Standard"><text:s text:c="24"/>&lt;/p&gt;</text:p>
      <text:p text:style-name="Standard"><text:s text:c="20"/>&lt;/div&gt;</text:p>
      <text:p text:style-name="Standard"><text:s text:c="16"/>&lt;/div&gt;</text:p>
      <text:p text:style-name="Standard"><text:s text:c="12"/>&lt;/div&gt;</text:p>
      <text:p text:style-name="Standard"><text:s text:c="8"/>&lt;/div&gt;</text:p>
      <text:p text:style-name="Standard"/>
      <text:p text:style-name="Standard"><text:s text:c="4"/>&lt;/footer&gt;</text:p>
      <text:p text:style-name="Standard"><text:s text:c="4"/>&lt;!-- End Footer --&gt;</text:p>
      <text:p text:style-name="Standard"/>
      <text:p text:style-name="Standard"/>
      <text:p text:style-name="Standard"><text:s text:c="4"/>&lt;!-- Bootstrap --&gt;</text:p>
      <text:p text:style-name="Standard"><text:s text:c="4"/>&lt;script src="assets/js/bootstrap.bundle.min.js"&gt;&lt;/script&gt;</text:p>
      <text:p text:style-name="Standard"><text:s text:c="4"/>&lt;!-- Load jQuery require for isotope --&gt;</text:p>
      <text:p text:style-name="Standard"><text:s text:c="4"/>&lt;script src="assets/js/jquery.min.js"&gt;&lt;/script&gt;</text:p>
      <text:p text:style-name="Standard"><text:s text:c="4"/>&lt;!-- Isotope --&gt;</text:p>
      <text:p text:style-name="Standard"><text:s text:c="4"/>&lt;script src="assets/js/isotope.pkgd.js"&gt;&lt;/script&gt;</text:p>
      <text:p text:style-name="Standard"><text:s text:c="4"/>&lt;!-- Page Script --&gt;</text:p>
      <text:p text:style-name="Standard"><text:s text:c="4"/>&lt;script&gt;</text:p>
      <text:p text:style-name="Standard"><text:s text:c="8"/>$(window).load(function() {</text:p>
      <text:p text:style-name="Standard"><text:s text:c="12"/>// init Isotope</text:p>
      <text:p text:style-name="Standard"><text:s text:c="12"/>var $projects = $('.projects').isotope({</text:p>
      <text:p text:style-name="Standard"><text:s text:c="16"/>itemSelector: '.project',</text:p>
      <text:p text:style-name="Standard"><text:s text:c="16"/>layoutMode: 'fitRows'</text:p>
      <text:p text:style-name="Standard"><text:s text:c="12"/>});</text:p>
      <text:p text:style-name="Standard"><text:s text:c="12"/>$(".filter-btn").click(function() {</text:p>
      <text:p text:style-name="Standard"><text:s text:c="16"/>var data_filter = $(this).attr("data-filter");</text:p>
      <text:p text:style-name="Standard"><text:s text:c="16"/>$projects.isotope({</text:p>
      <text:p text:style-name="Standard"><text:s text:c="20"/>filter: data_filter</text:p>
      <text:p text:style-name="Standard"><text:s text:c="16"/>});</text:p>
      <text:p text:style-name="Standard"><text:s text:c="16"/>$(".filter-btn").removeClass("active");</text:p>
      <text:p text:style-name="Standard"><text:s text:c="16"/>$(".filter-btn").removeClass("shadow");</text:p>
      <text:p text:style-name="Standard"><text:s text:c="16"/>$(this).addClass("active");</text:p>
      <text:p text:style-name="Standard"><text:s text:c="16"/>$(this).addClass("shadow");</text:p>
      <text:p text:style-name="Standard"><text:s text:c="16"/>return false;</text:p>
      <text:p text:style-name="Standard"><text:s text:c="12"/>});</text:p>
      <text:p text:style-name="Standard"><text:s text:c="8"/>});</text:p>
      <text:p text:style-name="Standard"><text:s text:c="4"/>&lt;/script&gt;</text:p>
      <text:p text:style-name="Standard"><text:s text:c="4"/>&lt;!-- Templatemo --&gt;</text:p>
      <text:p text:style-name="Standard"><text:s text:c="4"/>&lt;script src="assets/js/templatemo.js"&gt;&lt;/script&gt;</text:p>
      <text:p text:style-name="Standard"><text:s text:c="4"/>&lt;!-- Custom --&gt;</text:p>
      <text:p text:style-name="Standard"><text:s text:c="4"/>&lt;script src="assets/js/custom.js"&gt;&lt;/script&gt;</text:p>
      <text:p text:style-name="Standard"/>
      <text:p text:style-name="Standard">&lt;/body&gt;</text:p>
      <text:p text:style-name="Standard"/>
      <text:p text:style-name="Standard">&lt;/html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168cm" fo:margin-right="0.62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6T16:59:58.299000000</meta:creation-date>
    <dc:date>2021-04-16T17:22:34.374000000</dc:date>
    <meta:editing-duration>PT12M9S</meta:editing-duration>
    <meta:editing-cycles>3</meta:editing-cycles>
    <meta:generator>LibreOffice/7.0.0.3$Windows_X86_64 LibreOffice_project/8061b3e9204bef6b321a21033174034a5e2ea88e</meta:generator>
    <meta:document-statistic meta:table-count="0" meta:image-count="0" meta:object-count="0" meta:page-count="12" meta:paragraph-count="523" meta:word-count="2102" meta:character-count="31110" meta:non-whitespace-character-count="20013"/>
  </office:meta>
</office:document-meta>
</file>